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Ub" svg:font-family="Ub"/>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ab-stops>
          <style:tab-stop style:position="16.85cm" style:type="right"/>
        </style:tab-stops>
      </style:paragraph-properties>
      <style:text-properties fo:color="#000099" style:font-name="Ub" fo:font-size="12pt" style:text-underline-style="none" fo:font-weight="bold" fo:background-color="#eeeeee" style:font-size-asian="12pt" style:font-weight-asian="bold" style:font-size-complex="12pt" style:font-weight-complex="bold"/>
    </style:style>
    <style:style style:name="P2" style:family="paragraph" style:parent-style-name="Standard">
      <style:text-properties style:font-name="Ub" fo:font-size="12pt" style:font-size-asian="12pt" style:font-size-complex="12pt"/>
    </style:style>
    <style:style style:name="P3" style:family="paragraph" style:parent-style-name="Standard">
      <style:paragraph-properties fo:text-align="justify" style:justify-single-word="false"/>
      <style:text-properties style:font-name="Ub" fo:font-size="12pt" style:font-size-asian="12pt" style:font-size-complex="12pt"/>
    </style:style>
    <style:style style:name="P4" style:family="paragraph" style:parent-style-name="Standard">
      <style:paragraph-properties fo:text-align="justify" style:justify-single-word="false"/>
      <style:text-properties style:font-name="Ub"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ab-stops>
          <style:tab-stop style:position="16.85cm" style:type="right"/>
        </style:tab-stops>
      </style:paragraph-properties>
      <style:text-properties style:font-name="Ub" fo:font-size="13pt" style:text-underline-style="none" fo:font-weight="bold" style:font-size-asian="13pt" style:font-weight-asian="bold" style:font-size-complex="13pt" style:font-weight-complex="bold"/>
    </style:style>
    <style:style style:name="P6" style:family="paragraph" style:parent-style-name="Standard">
      <style:paragraph-properties fo:text-align="justify" style:justify-single-word="false"/>
      <style:text-properties style:font-name="Ubuntu" fo:font-size="12pt" officeooo:paragraph-rsid="001cf76d" style:font-size-asian="12pt" style:font-size-complex="12pt"/>
    </style:style>
    <style:style style:name="P7" style:family="paragraph" style:parent-style-name="Standard">
      <style:paragraph-properties fo:text-align="justify" style:justify-single-word="false"/>
      <style:text-properties style:font-name="Ubuntu" fo:font-size="12pt" officeooo:rsid="000386ec" officeooo:paragraph-rsid="001cf76d" style:font-size-asian="12pt" style:font-size-complex="12pt"/>
    </style:style>
    <style:style style:name="P8" style:family="paragraph" style:parent-style-name="Standard">
      <style:paragraph-properties fo:text-align="justify" style:justify-single-word="false"/>
      <style:text-properties style:font-name="Ubuntu" fo:font-size="12pt" officeooo:rsid="001cf76d" officeooo:paragraph-rsid="001cf76d" style:font-size-asian="12pt" style:font-size-complex="12pt"/>
    </style:style>
    <style:style style:name="P9" style:family="paragraph" style:parent-style-name="Standard">
      <style:paragraph-properties fo:text-align="justify" style:justify-single-word="false"/>
      <style:text-properties style:font-name="Ubuntu" fo:font-size="12pt" officeooo:rsid="001de2a7" officeooo:paragraph-rsid="001de2a7" style:font-size-asian="12pt" style:font-size-complex="12pt"/>
    </style:style>
    <style:style style:name="P10" style:family="paragraph" style:parent-style-name="Standard">
      <style:paragraph-properties fo:text-align="justify" style:justify-single-word="false"/>
      <style:text-properties style:font-name="Ubuntu" fo:font-size="12pt" fo:font-weight="bold" officeooo:rsid="001de2a7" officeooo:paragraph-rsid="001de2a7" style:font-size-asian="12pt" style:font-weight-asian="bold" style:font-size-complex="12pt" style:font-weight-complex="bold"/>
    </style:style>
    <style:style style:name="P11" style:family="paragraph" style:parent-style-name="Standard">
      <style:paragraph-properties fo:text-align="justify" style:justify-single-word="false"/>
      <style:text-properties style:font-name="Ubuntu" officeooo:rsid="000386ec" officeooo:paragraph-rsid="001cf76d"/>
    </style:style>
    <style:style style:name="P12" style:family="paragraph" style:parent-style-name="Standard">
      <style:paragraph-properties fo:text-align="justify" style:justify-single-word="false"/>
      <style:text-properties officeooo:paragraph-rsid="00237c60"/>
    </style:style>
    <style:style style:name="P13" style:family="paragraph" style:parent-style-name="Standard">
      <style:paragraph-properties fo:text-align="justify" style:justify-single-word="false"/>
      <style:text-properties style:font-name="Ubuntu" fo:font-size="12pt" officeooo:rsid="00221a50" officeooo:paragraph-rsid="00221a50" style:font-size-asian="12pt" style:font-size-complex="12pt"/>
    </style:style>
    <style:style style:name="P14" style:family="paragraph" style:parent-style-name="Standard">
      <style:paragraph-properties fo:text-align="justify" style:justify-single-word="false"/>
      <style:text-properties style:font-name="Ubuntu" fo:font-size="12pt" officeooo:rsid="001cf76d" officeooo:paragraph-rsid="00237c60" style:font-size-asian="12pt" style:font-size-complex="12pt"/>
    </style:style>
    <style:style style:name="P15" style:family="paragraph" style:parent-style-name="Standard" style:list-style-name="L1">
      <style:paragraph-properties fo:text-align="justify" style:justify-single-word="false"/>
      <style:text-properties style:font-name="Ubuntu" officeooo:paragraph-rsid="00237c60"/>
    </style:style>
    <style:style style:name="P16" style:family="paragraph" style:parent-style-name="Standard">
      <style:paragraph-properties fo:text-align="justify" style:justify-single-word="false"/>
      <style:text-properties style:font-name="Ubuntu" officeooo:paragraph-rsid="00237c60"/>
    </style:style>
    <style:style style:name="P17" style:family="paragraph" style:parent-style-name="Standard" style:list-style-name="L1">
      <style:paragraph-properties fo:text-align="justify" style:justify-single-word="false"/>
      <style:text-properties style:font-name="Ubuntu" officeooo:rsid="00237c60" officeooo:paragraph-rsid="00237c60"/>
    </style:style>
    <style:style style:name="P18" style:family="paragraph" style:parent-style-name="Standard">
      <style:paragraph-properties fo:margin-left="1.249cm" fo:margin-right="0cm" fo:text-align="justify" style:justify-single-word="false" fo:text-indent="0cm" style:auto-text-indent="false"/>
      <style:text-properties style:font-name="Ubuntu" officeooo:paragraph-rsid="00237c60"/>
    </style:style>
    <style:style style:name="T1" style:family="text">
      <style:text-properties fo:color="#000099" fo:background-color="#eeeeee" loext:char-shading-value="0"/>
    </style:style>
    <style:style style:name="T2" style:family="text">
      <style:text-properties fo:color="#000099" officeooo:rsid="001bb73a" fo:background-color="#eeeeee" loext:char-shading-value="0"/>
    </style:style>
    <style:style style:name="T3" style:family="text">
      <style:text-properties fo:color="#000099" officeooo:rsid="001f9a35" fo:background-color="#eeeeee" loext:char-shading-value="0"/>
    </style:style>
    <style:style style:name="T4" style:family="text">
      <style:text-properties fo:color="#000099" officeooo:rsid="00237c60" fo:background-color="#eeeeee" loext:char-shading-value="0"/>
    </style:style>
    <style:style style:name="T5" style:family="text">
      <style:text-properties officeooo:rsid="000386ec"/>
    </style:style>
    <style:style style:name="T6" style:family="text">
      <style:text-properties officeooo:rsid="0005189f"/>
    </style:style>
    <style:style style:name="T7" style:family="text">
      <style:text-properties officeooo:rsid="00221a50"/>
    </style:style>
    <style:style style:name="T8" style:family="text">
      <style:text-properties fo:font-weight="bold" style:font-weight-asian="bold" style:font-weight-complex="bold"/>
    </style:style>
    <style:style style:name="T9" style:family="text">
      <style:text-properties fo:font-weight="bold" officeooo:rsid="00271459" style:font-weight-asian="bold" style:font-weight-complex="bold"/>
    </style:style>
    <style:style style:name="T10" style:family="text">
      <style:text-properties fo:font-weight="bold" officeooo:rsid="00255626" style:font-weight-asian="bold" style:font-weight-complex="bold"/>
    </style:style>
    <style:style style:name="T11" style:family="text">
      <style:text-properties fo:font-weight="bold" officeooo:rsid="00237c60" style:font-weight-asian="bold" style:font-weight-complex="bold"/>
    </style:style>
    <style:style style:name="T12" style:family="text">
      <style:text-properties style:font-name="Ubuntu"/>
    </style:style>
    <style:style style:name="T13" style:family="text">
      <style:text-properties style:font-name="Ubuntu" officeooo:rsid="00255626"/>
    </style:style>
    <style:style style:name="T14" style:family="text">
      <style:text-properties style:font-name="Ubuntu" officeooo:rsid="0020d255"/>
    </style:style>
    <style:style style:name="T15" style:family="text">
      <style:text-properties style:font-name="Ubuntu" fo:font-style="italic" style:font-style-asian="italic" style:font-style-complex="italic"/>
    </style:style>
    <style:style style:name="T16" style:family="text">
      <style:text-properties style:font-name="Ubuntu" fo:font-style="normal" style:font-style-asian="normal" style:font-style-complex="normal"/>
    </style:style>
    <style:style style:name="T17" style:family="text">
      <style:text-properties style:font-name="Ubuntu" fo:font-style="normal" officeooo:rsid="0020d255" style:font-style-asian="normal" style:font-style-complex="normal"/>
    </style:style>
    <style:style style:name="T18" style:family="text">
      <style:text-properties style:font-name="Ubuntu" officeooo:rsid="00237c60"/>
    </style:style>
    <style:style style:name="T19" style:family="text">
      <style:text-properties officeooo:rsid="0020d255"/>
    </style:style>
    <style:style style:name="T20" style:family="text">
      <style:text-properties fo:font-style="italic" style:font-style-asian="italic"/>
    </style:style>
    <style:style style:name="T21" style:family="text">
      <style:text-properties fo:font-style="italic" style:font-style-asian="italic" style:font-style-complex="italic"/>
    </style:style>
    <style:style style:name="T22" style:family="text">
      <style:text-properties fo:font-weight="normal" officeooo:rsid="00255626" style:font-weight-asian="normal" style:font-weight-complex="normal"/>
    </style:style>
    <style:style style:name="T23" style:family="text">
      <style:text-properties officeooo:rsid="00255626"/>
    </style:style>
    <style:style style:name="T24" style:family="text">
      <style:text-properties officeooo:rsid="00237c6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5"><text:span text:style-name="T4">EXAMEN</text:span><text:span text:style-name="T1"> DE PROGRAMACIÓN <text:s/></text:span><text:span text:style-name="T4">11</text:span><text:span text:style-name="T1">/</text:span><text:span text:style-name="T4">03</text:span><text:span text:style-name="T1">/20</text:span><text:span text:style-name="T4">21</text:span><text:tab/>1º DAW</text:p>
      <text:p text:style-name="P2"/>
      <text:p text:style-name="P3"/>
      <text:p text:style-name="P4">Nombre y Apellidos : <text:s/>________________________________________________________</text:p>
      <text:p text:style-name="P4"/>
      <text:p text:style-name="P3"/>
      <text:p text:style-name="P6">1.- <text:span text:style-name="T5">Se pretende realizar un programa para gestionar la lista de participaciones en una competición de salto de longitud. El número de plazas disponible es de 100. Sus datos se irán introduciendo en el mismo orden que vayan inscribiéndose los atletas. Diseñar el programa que muestre las siguientes opciones:</text:span></text:p>
      <text:p text:style-name="P11"><text:span text:style-name="T6">1.- </text:span>Inscribir un participante.</text:p>
      <text:p text:style-name="P11"><text:span text:style-name="T6">2.- </text:span>Mostrar listado de <text:span text:style-name="T6">dorsales ordenado</text:span>.</text:p>
      <text:p text:style-name="P11"><text:span text:style-name="T6">3.- Obtener lista de marcas de una determinada edición</text:span> .</text:p>
      <text:p text:style-name="P11"><text:span text:style-name="T6">4.- </text:span>Finalizar el programa.</text:p>
      <text:p text:style-name="P7">Si se selecciona 1, se introducirán los datos de uno de los participantes: Nombre, <text:span text:style-name="T6">dorsal (número aleatorio del 1 al 100 que no podrá repetirse) y el registro de sus marcas conseguidas en la misma competición en las ediciones anteriores (se almacena el año de la edición y la marca obtenida. Para el participante nuevo el registro quedará vacío y no todos los atletas han participado en todas las ediciones anteriores por lo que se debe tener en cuenta los distintos casos).</text:span></text:p>
      <text:p text:style-name="P9">La opción 3 necesitará que el usuario especifique el año del que desea consultar las marcas de los atletas registrados <text:span text:style-name="T7">(el año es parámetro de entrada al método) </text:span>y <text:span text:style-name="T7">devolverá una lista de marcas</text:span>.</text:p>
      <text:p text:style-name="P13">Crear la clase principal para probar la aplicación.</text:p>
      <text:p text:style-name="P10">(<text:span text:style-name="T24">6.5</text:span> puntos)</text:p>
      <text:p text:style-name="P7"/>
      <text:p text:style-name="P14"><text:s/></text:p>
      <text:p text:style-name="P12"><text:span text:style-name="T18">2</text:span><text:span text:style-name="T12">.- </text:span><text:span text:style-name="T13">Crear</text:span><text:span text:style-name="T12"> una clase llamada Conjunto, en ella se almacenará un número </text:span><text:span text:style-name="T14">determinado de cadenas</text:span><text:span text:style-name="T12"> </text:span><text:span text:style-name="T14">(entre 0 y 5)</text:span><text:span text:style-name="T12">. Dichos elementos </text:span><text:span text:style-name="T14">se inicializarán a la cadena “</text:span><text:span text:style-name="T15">libre” </text:span><text:span text:style-name="T17">indicando que aún no tienen valor </text:span><text:span text:style-name="T16">.</text:span></text:p>
      <text:p text:style-name="P16">La clase deberá tener los siguientes métodos:</text:p>
      <text:list xml:id="list3573676842" text:style-name="L1">
        <text:list-item>
          <text:p text:style-name="P15"><text:span text:style-name="T19">El método</text:span> <text:span text:style-name="T10">c</text:span><text:span text:style-name="T8">onstructor</text:span> de la clase, <text:span text:style-name="T19">que inicializará sus elementos.</text:span></text:p>
        </text:list-item>
        <text:list-item>
          <text:p text:style-name="P15"><text:span text:style-name="T19">Método </text:span><text:span text:style-name="T8">pertenece</text:span> (String s): Devuelve ‘true’ si <text:span text:style-name="T19">la cadena </text:span><text:span text:style-name="T21">s</text:span> está en el conjunto, en caso contrario devuelve ‘false’.</text:p>
        </text:list-item>
        <text:list-item>
          <text:p text:style-name="P15"><text:span text:style-name="T22">Método</text:span><text:span text:style-name="T10"> </text:span><text:span text:style-name="T8">inserta</text:span> (String s): Inserta <text:span text:style-name="T19">la cadena </text:span><text:span text:style-name="T20">s</text:span> en el conjunto. Gestiona<text:span text:style-name="T19">ndo</text:span> los posibles errores.</text:p>
        </text:list-item>
        <text:list-item>
          <text:p text:style-name="P15"><text:span text:style-name="T22">Método </text:span><text:span text:style-name="T8">borra</text:span> (String s): Elimina todas las ocurrencias de <text:span text:style-name="T21">s</text:span> en el <text:span text:style-name="T19">Conjunto.</text:span></text:p>
        </text:list-item>
        <text:list-item>
          <text:p text:style-name="P15"><text:span text:style-name="T22">Método </text:span><text:span text:style-name="T8">vacio</text:span> (): Devuelve ‘true’ si el conjunto está vacío, ‘false’ en caso contrario.</text:p>
        </text:list-item>
        <text:list-item>
          <text:p text:style-name="P15"><text:span text:style-name="T22">Método </text:span><text:span text:style-name="T8">mostrar</text:span>(): <text:span text:style-name="T23">Muestra en pantalla</text:span> todo el conjunto, es decir, l<text:span text:style-name="T19">os elementos del Conjunto</text:span> ocupadas.</text:p>
        </text:list-item>
        <text:list-item>
          <text:p text:style-name="P15"><text:span text:style-name="T22">Método </text:span><text:span text:style-name="T10">e</text:span><text:span text:style-name="T8">liminarDuplicados</text:span>(): Elimina los valores repetidos del <text:span text:style-name="T19">C</text:span>onjunto. </text:p>
        </text:list-item>
        <text:list-item>
          <text:p text:style-name="P17">Método <text:span text:style-name="T8">comparaConjuntos</text:span>(Conjunto conj2): <text:s/>Devolverá true si los dos conjuntos son iguales (mismo contenido)</text:p>
        </text:list-item>
      </text:list>
      <text:p text:style-name="P18"/>
      <text:p text:style-name="P16">Probar <text:span text:style-name="T24">todos los métodos de </text:span>la clase<text:span text:style-name="T24">Conjunto </text:span><text:s/>en el main de la clase <text:span text:style-name="T24">principal</text:span>.</text:p>
      <text:p text:style-name="P14"><text:span text:style-name="T8">(</text:span><text:span text:style-name="T11">3.5</text:span><text:span text:style-name="T8"> puntos)</text:span></text:p>
      <text:p text:style-name="P10"/>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Ub" svg:font-family="Ub"/>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808cm" fo:margin-bottom="0.794cm" fo:margin-left="1.78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1-03-11T00:54:02.413865628</dc:date>
    <meta:editing-duration>PT8H16M15S</meta:editing-duration>
    <meta:editing-cycles>48</meta:editing-cycles>
    <meta:print-date>2018-04-26T11:48:42.002782915</meta:print-date>
    <meta:document-statistic meta:table-count="0" meta:image-count="0" meta:object-count="0" meta:page-count="1" meta:paragraph-count="24" meta:word-count="382" meta:character-count="2373" meta:non-whitespace-character-count="2016"/>
  </office:meta>
</office:document-meta>
</file>